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c156" officeooo:paragraph-rsid="001fc156"/>
    </style:style>
    <style:style style:name="T1" style:family="text">
      <style:text-properties style:text-position="super 58%" officeooo:rsid="00227ddd"/>
    </style:style>
    <style:style style:name="T2" style:family="text">
      <style:text-properties style:text-position="0% 100%"/>
    </style:style>
    <style:style style:name="T3" style:family="text">
      <style:text-properties officeooo:rsid="00227ddd"/>
    </style:style>
    <style:style style:name="T4" style:family="text">
      <style:text-properties officeooo:rsid="00241c2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i,dear fellotost masters my name is pranav,completeed schooling in educare em school nagaram east godavari district,i didn’t enjoy much on school because it is fully strict and i don't have much time to play games but at last i think in 9th class i participated in running competition. After completion of my 10th class, I don't know what to do.By my uncle's suggestion I applied for the polycet and wrote the exam in andhra loyola college vijayawada ,and i got, the very, huge rank and i don’t have any goal to study in government college and i want study in private college which is nearly better than government college then after i started searching the all colleges in ap and listed the all college which is suitable to my rank and then i entry all branches in that college and i got the eee branch in that college which is first option in that college,and i am very fear to go that college in first time,i dont even the what’s the branch is?there i steadly growing,sucessfully 1st year completed then we have first tough subject maths(m2) which is very tough to me.i dont like that subject comparing to other subjects which is realated to my branch.with my help of my friends i suucessfully completed the all mid term exams and atlast main exams came then we dont know we just know the basic problems in depth i dont know then i called my friend ask to explain the 2 lessons others 3 lessons we have some basic knowlege then he came to my room and start to explain and he got an call from he’s lover and he are waiting 1 hour completed ,2hours completed and and we are still waiting nearly 3pm he came to explain and again he got an call from lover then we are decided to prepare without him and started the preparation and don't understanding the single example in the pdf then we are decided to go to movie and started from my room it is nearly 1.5km after the completion we are going back to room unfortunately we are caught by my ece sir we didn’t see him .after maths exam he’s study hour is there then he called me and my friend <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3T23:54:32.307127062</meta:creation-date>
    <dc:date>2022-12-04T00:40:58.460053012</dc:date>
    <meta:editing-duration>PT1M45S</meta:editing-duration>
    <meta:editing-cycles>1</meta:editing-cycles>
    <meta:document-statistic meta:table-count="0" meta:image-count="0" meta:object-count="0" meta:page-count="1" meta:paragraph-count="1" meta:word-count="379" meta:character-count="2044" meta:non-whitespace-character-count="1664"/>
    <meta:generator>LibreOffice/7.3.6.2$Linux_X86_64 LibreOffice_project/30$Build-2</meta:generator>
  </office:meta>
</office:document-meta>
</file>